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2.19pt" svg:height="122.17pt" svg:x="437.84pt" svg:y="81.86pt">
            <draw:object draw:notify-on-update-of-ranges="Sheet1.A4:Sheet1.A4 Sheet1.A5:Sheet1.A25 Sheet1.B4:Sheet1.B4 Sheet1.B5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4.72pt" svg:height="175.44pt" svg:x="454.25pt" svg:y="210.84pt">
            <draw:object draw:notify-on-update-of-ranges="Sheet1.A5:Sheet1.A25 Sheet1.B5:Sheet1.B25 Sheet1.A5:Sheet1.A25 Sheet1.C5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0.73pt" svg:height="160.38pt" svg:x="700.87pt" svg:y="211.58pt">
            <draw:object draw:notify-on-update-of-ranges="Sheet1.E5:Sheet1.E25 Sheet1.F5:Sheet1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0.49pt" svg:height="84.33pt" svg:x="365.3pt" svg:y="592.55pt">
            <draw:object draw:notify-on-update-of-ranges="Sheet1.B39:Sheet1.B59 Sheet1.C39:Sheet1.C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0.49pt" svg:height="84.33pt" svg:x="551.06pt" svg:y="592.55pt">
            <draw:object draw:notify-on-update-of-ranges="Sheet1.B39:Sheet1.B59 Sheet1.D39:Sheet1.D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0.49pt" svg:height="84.33pt" svg:x="352.03pt" svg:y="491.67pt">
            <draw:object draw:notify-on-update-of-ranges="Sheet1.B39:Sheet1.B59 Sheet1.A39:Sheet1.A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0.49pt" svg:height="84.33pt" svg:x="538.55pt" svg:y="491.67pt">
            <draw:object draw:notify-on-update-of-ranges="Sheet1.B39:Sheet1.B59 Sheet1.A39:Sheet1.A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40.49pt" svg:height="84.33pt" svg:x="728.22pt" svg:y="494.67pt">
            <draw:object draw:notify-on-update-of-ranges="Sheet1.B39:Sheet1.B59 Sheet1.A39:Sheet1.A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0.49pt" svg:height="84.33pt" svg:x="732.1pt" svg:y="595.56pt">
            <draw:object draw:notify-on-update-of-ranges="Sheet1.B39:Sheet1.B59 Sheet1.E39:Sheet1.E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0.19pt" svg:height="79.06pt" svg:x="560.38pt" svg:y="686.69pt">
            <draw:object draw:notify-on-update-of-ranges="Sheet1.B39:Sheet1.B59 Sheet1.C39:Sheet1.C59 Sheet1.B39:Sheet1.B59 Sheet1.D39:Sheet1.D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40.49pt" svg:height="84.33pt" svg:x="363.74pt" svg:y="695.71pt">
            <draw:object draw:notify-on-update-of-ranges="Sheet1.B39:Sheet1.B59 Sheet1.C39:Sheet1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0.49pt" svg:height="84.33pt" svg:x="732.1pt" svg:y="703.22pt">
            <draw:object draw:notify-on-update-of-ranges="Sheet1.B39:Sheet1.B59 Sheet1.E39:Sheet1.E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40.49pt" svg:height="84.33pt" svg:x="540.91pt" svg:y="769.49pt">
            <draw:object draw:notify-on-update-of-ranges="Sheet1.B39:Sheet1.B59 Sheet1.D39:Sheet1.D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requency 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e: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lification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2*PI()*[.$B$1]*([.A5]-[.B$2]))" office:value-type="float" office:value="2.44929359829471E-016" calcext:value-type="float">
            <text:p>2.44929359829471E-16</text:p>
          </table:table-cell>
          <table:table-cell table:formula="of:=-SIN(2*PI()*[.$B$1]*([.A5]-[.C$2]))" office:value-type="float" office:value="0.0627905195293128" calcext:value-type="float">
            <text:p>0.062790519529313</text:p>
          </table:table-cell>
          <table:table-cell/>
          <table:table-cell table:formula="of:=[.A5]" office:value-type="float" office:value="-1" calcext:value-type="float">
            <text:p>-1</text:p>
          </table:table-cell>
          <table:table-cell table:formula="of:=[.B5]+[.C5]" office:value-type="float" office:value="0.062790519529313" calcext:value-type="float">
            <text:p>0.062790519529313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IN(2*PI()*[.$B$1]*([.A6]-[.B$2]))" office:value-type="float" office:value="0.587785252292473" calcext:value-type="float">
            <text:p>0.587785252292473</text:p>
          </table:table-cell>
          <table:table-cell table:formula="of:=-SIN(2*PI()*[.$B$1]*([.A6]-[.C$2]))" office:value-type="float" office:value="-0.535826794978996" calcext:value-type="float">
            <text:p>-0.535826794978996</text:p>
          </table:table-cell>
          <table:table-cell/>
          <table:table-cell table:formula="of:=[.A6]" office:value-type="float" office:value="-0.9" calcext:value-type="float">
            <text:p>-0.9</text:p>
          </table:table-cell>
          <table:table-cell table:formula="of:=[.B6]+[.C6]" office:value-type="float" office:value="0.051958457313477" calcext:value-type="float">
            <text:p>0.051958457313477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IN(2*PI()*[.$B$1]*([.A7]-[.B$2]))" office:value-type="float" office:value="0.951056516295154" calcext:value-type="float">
            <text:p>0.951056516295154</text:p>
          </table:table-cell>
          <table:table-cell table:formula="of:=-SIN(2*PI()*[.$B$1]*([.A7]-[.C$2]))" office:value-type="float" office:value="-0.929776485888251" calcext:value-type="float">
            <text:p>-0.929776485888251</text:p>
          </table:table-cell>
          <table:table-cell/>
          <table:table-cell table:formula="of:=[.A7]" office:value-type="float" office:value="-0.8" calcext:value-type="float">
            <text:p>-0.8</text:p>
          </table:table-cell>
          <table:table-cell table:formula="of:=[.B7]+[.C7]" office:value-type="float" office:value="0.0212800304069024" calcext:value-type="float">
            <text:p>0.021280030406902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IN(2*PI()*[.$B$1]*([.A8]-[.B$2]))" office:value-type="float" office:value="0.951056516295153" calcext:value-type="float">
            <text:p>0.951056516295153</text:p>
          </table:table-cell>
          <table:table-cell table:formula="of:=-SIN(2*PI()*[.$B$1]*([.A8]-[.C$2]))" office:value-type="float" office:value="-0.968583161128631" calcext:value-type="float">
            <text:p>-0.968583161128631</text:p>
          </table:table-cell>
          <table:table-cell/>
          <table:table-cell table:formula="of:=[.A8]" office:value-type="float" office:value="-0.7" calcext:value-type="float">
            <text:p>-0.7</text:p>
          </table:table-cell>
          <table:table-cell table:formula="of:=[.B8]+[.C8]" office:value-type="float" office:value="-0.0175266448334774" calcext:value-type="float">
            <text:p>-0.017526644833478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IN(2*PI()*[.$B$1]*([.A9]-[.B$2]))" office:value-type="float" office:value="0.587785252292473" calcext:value-type="float">
            <text:p>0.587785252292473</text:p>
          </table:table-cell>
          <table:table-cell table:formula="of:=-SIN(2*PI()*[.$B$1]*([.A9]-[.C$2]))" office:value-type="float" office:value="-0.63742398974869" calcext:value-type="float">
            <text:p>-0.63742398974869</text:p>
          </table:table-cell>
          <table:table-cell/>
          <table:table-cell table:formula="of:=[.A9]" office:value-type="float" office:value="-0.6" calcext:value-type="float">
            <text:p>-0.6</text:p>
          </table:table-cell>
          <table:table-cell table:formula="of:=[.B9]+[.C9]" office:value-type="float" office:value="-0.0496387374562166" calcext:value-type="float">
            <text:p>-0.049638737456217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IN(2*PI()*[.$B$1]*([.A10]-[.B$2]))" office:value-type="float" office:value="-1.22464679914735E-016" calcext:value-type="float">
            <text:p>-1.22464679914735E-16</text:p>
          </table:table-cell>
          <table:table-cell table:formula="of:=-SIN(2*PI()*[.$B$1]*([.A10]-[.C$2]))" office:value-type="float" office:value="-0.0627905195293133" calcext:value-type="float">
            <text:p>-0.062790519529313</text:p>
          </table:table-cell>
          <table:table-cell/>
          <table:table-cell table:formula="of:=[.A10]" office:value-type="float" office:value="-0.5" calcext:value-type="float">
            <text:p>-0.5</text:p>
          </table:table-cell>
          <table:table-cell table:formula="of:=[.B10]+[.C10]" office:value-type="float" office:value="-0.0627905195293135" calcext:value-type="float">
            <text:p>-0.06279051952931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IN(2*PI()*[.$B$1]*([.A11]-[.B$2]))" office:value-type="float" office:value="-0.587785252292474" calcext:value-type="float">
            <text:p>-0.587785252292474</text:p>
          </table:table-cell>
          <table:table-cell table:formula="of:=-SIN(2*PI()*[.$B$1]*([.A11]-[.C$2]))" office:value-type="float" office:value="0.535826794978997" calcext:value-type="float">
            <text:p>0.535826794978997</text:p>
          </table:table-cell>
          <table:table-cell/>
          <table:table-cell table:formula="of:=[.A11]" office:value-type="float" office:value="-0.4" calcext:value-type="float">
            <text:p>-0.4</text:p>
          </table:table-cell>
          <table:table-cell table:formula="of:=[.B11]+[.C11]" office:value-type="float" office:value="-0.0519584573134766" calcext:value-type="float">
            <text:p>-0.051958457313477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IN(2*PI()*[.$B$1]*([.A12]-[.B$2]))" office:value-type="float" office:value="-0.951056516295154" calcext:value-type="float">
            <text:p>-0.951056516295154</text:p>
          </table:table-cell>
          <table:table-cell table:formula="of:=-SIN(2*PI()*[.$B$1]*([.A12]-[.C$2]))" office:value-type="float" office:value="0.929776485888251" calcext:value-type="float">
            <text:p>0.929776485888251</text:p>
          </table:table-cell>
          <table:table-cell/>
          <table:table-cell table:formula="of:=[.A12]" office:value-type="float" office:value="-0.3" calcext:value-type="float">
            <text:p>-0.3</text:p>
          </table:table-cell>
          <table:table-cell table:formula="of:=[.B12]+[.C12]" office:value-type="float" office:value="-0.0212800304069022" calcext:value-type="float">
            <text:p>-0.02128003040690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IN(2*PI()*[.$B$1]*([.A13]-[.B$2]))" office:value-type="float" office:value="-0.951056516295153" calcext:value-type="float">
            <text:p>-0.951056516295153</text:p>
          </table:table-cell>
          <table:table-cell table:formula="of:=-SIN(2*PI()*[.$B$1]*([.A13]-[.C$2]))" office:value-type="float" office:value="0.968583161128631" calcext:value-type="float">
            <text:p>0.968583161128631</text:p>
          </table:table-cell>
          <table:table-cell/>
          <table:table-cell table:formula="of:=[.A13]" office:value-type="float" office:value="-0.2" calcext:value-type="float">
            <text:p>-0.2</text:p>
          </table:table-cell>
          <table:table-cell table:formula="of:=[.B13]+[.C13]" office:value-type="float" office:value="0.0175266448334775" calcext:value-type="float">
            <text:p>0.017526644833478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IN(2*PI()*[.$B$1]*([.A14]-[.B$2]))" office:value-type="float" office:value="-0.587785252292473" calcext:value-type="float">
            <text:p>-0.587785252292473</text:p>
          </table:table-cell>
          <table:table-cell table:formula="of:=-SIN(2*PI()*[.$B$1]*([.A14]-[.C$2]))" office:value-type="float" office:value="0.63742398974869" calcext:value-type="float">
            <text:p>0.63742398974869</text:p>
          </table:table-cell>
          <table:table-cell/>
          <table:table-cell table:formula="of:=[.A14]" office:value-type="float" office:value="-0.1" calcext:value-type="float">
            <text:p>-0.1</text:p>
          </table:table-cell>
          <table:table-cell table:formula="of:=[.B14]+[.C14]" office:value-type="float" office:value="0.0496387374562166" calcext:value-type="float">
            <text:p>0.049638737456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$B$1]*([.A15]-[.B$2]))" office:value-type="float" office:value="0" calcext:value-type="float">
            <text:p>0</text:p>
          </table:table-cell>
          <table:table-cell table:formula="of:=-SIN(2*PI()*[.$B$1]*([.A15]-[.C$2]))" office:value-type="float" office:value="0.0627905195293134" calcext:value-type="float">
            <text:p>0.062790519529313</text:p>
          </table:table-cell>
          <table:table-cell/>
          <table:table-cell table:formula="of:=[.A15]" office:value-type="float" office:value="0" calcext:value-type="float">
            <text:p>0</text:p>
          </table:table-cell>
          <table:table-cell table:formula="of:=[.B15]+[.C15]" office:value-type="float" office:value="0.0627905195293134" calcext:value-type="float">
            <text:p>0.0627905195293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$B$1]*([.A16]-[.B$2]))" office:value-type="float" office:value="0.587785252292474" calcext:value-type="float">
            <text:p>0.587785252292474</text:p>
          </table:table-cell>
          <table:table-cell table:formula="of:=-SIN(2*PI()*[.$B$1]*([.A16]-[.C$2]))" office:value-type="float" office:value="-0.535826794978997" calcext:value-type="float">
            <text:p>-0.535826794978997</text:p>
          </table:table-cell>
          <table:table-cell/>
          <table:table-cell table:formula="of:=[.A16]" office:value-type="float" office:value="0.1" calcext:value-type="float">
            <text:p>0.1</text:p>
          </table:table-cell>
          <table:table-cell table:formula="of:=[.B16]+[.C16]" office:value-type="float" office:value="0.0519584573134765" calcext:value-type="float">
            <text:p>0.0519584573134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$B$1]*([.A17]-[.B$2]))" office:value-type="float" office:value="0.951056516295154" calcext:value-type="float">
            <text:p>0.951056516295154</text:p>
          </table:table-cell>
          <table:table-cell table:formula="of:=-SIN(2*PI()*[.$B$1]*([.A17]-[.C$2]))" office:value-type="float" office:value="-0.929776485888252" calcext:value-type="float">
            <text:p>-0.929776485888252</text:p>
          </table:table-cell>
          <table:table-cell/>
          <table:table-cell table:formula="of:=[.A17]" office:value-type="float" office:value="0.2" calcext:value-type="float">
            <text:p>0.2</text:p>
          </table:table-cell>
          <table:table-cell table:formula="of:=[.B17]+[.C17]" office:value-type="float" office:value="0.0212800304069021" calcext:value-type="float">
            <text:p>0.0212800304069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$B$1]*([.A18]-[.B$2]))" office:value-type="float" office:value="0.951056516295153" calcext:value-type="float">
            <text:p>0.951056516295153</text:p>
          </table:table-cell>
          <table:table-cell table:formula="of:=-SIN(2*PI()*[.$B$1]*([.A18]-[.C$2]))" office:value-type="float" office:value="-0.968583161128631" calcext:value-type="float">
            <text:p>-0.968583161128631</text:p>
          </table:table-cell>
          <table:table-cell/>
          <table:table-cell table:formula="of:=[.A18]" office:value-type="float" office:value="0.3" calcext:value-type="float">
            <text:p>0.3</text:p>
          </table:table-cell>
          <table:table-cell table:formula="of:=[.B18]+[.C18]" office:value-type="float" office:value="-0.0175266448334775" calcext:value-type="float">
            <text:p>-0.01752664483347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$B$1]*([.A19]-[.B$2]))" office:value-type="float" office:value="0.587785252292473" calcext:value-type="float">
            <text:p>0.587785252292473</text:p>
          </table:table-cell>
          <table:table-cell table:formula="of:=-SIN(2*PI()*[.$B$1]*([.A19]-[.C$2]))" office:value-type="float" office:value="-0.637423989748689" calcext:value-type="float">
            <text:p>-0.637423989748689</text:p>
          </table:table-cell>
          <table:table-cell/>
          <table:table-cell table:formula="of:=[.A19]" office:value-type="float" office:value="0.4" calcext:value-type="float">
            <text:p>0.4</text:p>
          </table:table-cell>
          <table:table-cell table:formula="of:=[.B19]+[.C19]" office:value-type="float" office:value="-0.0496387374562167" calcext:value-type="float">
            <text:p>-0.04963873745621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$B$1]*([.A20]-[.B$2]))" office:value-type="float" office:value="1.22464679914735E-016" calcext:value-type="float">
            <text:p>1.22464679914735E-16</text:p>
          </table:table-cell>
          <table:table-cell table:formula="of:=-SIN(2*PI()*[.$B$1]*([.A20]-[.C$2]))" office:value-type="float" office:value="-0.0627905195293136" calcext:value-type="float">
            <text:p>-0.062790519529314</text:p>
          </table:table-cell>
          <table:table-cell/>
          <table:table-cell table:formula="of:=[.A20]" office:value-type="float" office:value="0.5" calcext:value-type="float">
            <text:p>0.5</text:p>
          </table:table-cell>
          <table:table-cell table:formula="of:=[.B20]+[.C20]" office:value-type="float" office:value="-0.0627905195293135" calcext:value-type="float">
            <text:p>-0.06279051952931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$B$1]*([.A21]-[.B$2]))" office:value-type="float" office:value="-0.587785252292473" calcext:value-type="float">
            <text:p>-0.587785252292473</text:p>
          </table:table-cell>
          <table:table-cell table:formula="of:=-SIN(2*PI()*[.$B$1]*([.A21]-[.C$2]))" office:value-type="float" office:value="0.535826794978997" calcext:value-type="float">
            <text:p>0.535826794978997</text:p>
          </table:table-cell>
          <table:table-cell/>
          <table:table-cell table:formula="of:=[.A21]" office:value-type="float" office:value="0.6" calcext:value-type="float">
            <text:p>0.6</text:p>
          </table:table-cell>
          <table:table-cell table:formula="of:=[.B21]+[.C21]" office:value-type="float" office:value="-0.0519584573134766" calcext:value-type="float">
            <text:p>-0.05195845731347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$B$1]*([.A22]-[.B$2]))" office:value-type="float" office:value="-0.951056516295154" calcext:value-type="float">
            <text:p>-0.951056516295154</text:p>
          </table:table-cell>
          <table:table-cell table:formula="of:=-SIN(2*PI()*[.$B$1]*([.A22]-[.C$2]))" office:value-type="float" office:value="0.929776485888252" calcext:value-type="float">
            <text:p>0.929776485888252</text:p>
          </table:table-cell>
          <table:table-cell/>
          <table:table-cell table:formula="of:=[.A22]" office:value-type="float" office:value="0.7" calcext:value-type="float">
            <text:p>0.7</text:p>
          </table:table-cell>
          <table:table-cell table:formula="of:=[.B22]+[.C22]" office:value-type="float" office:value="-0.021280030406902" calcext:value-type="float">
            <text:p>-0.0212800304069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$B$1]*([.A23]-[.B$2]))" office:value-type="float" office:value="-0.951056516295154" calcext:value-type="float">
            <text:p>-0.951056516295154</text:p>
          </table:table-cell>
          <table:table-cell table:formula="of:=-SIN(2*PI()*[.$B$1]*([.A23]-[.C$2]))" office:value-type="float" office:value="0.968583161128631" calcext:value-type="float">
            <text:p>0.968583161128631</text:p>
          </table:table-cell>
          <table:table-cell/>
          <table:table-cell table:formula="of:=[.A23]" office:value-type="float" office:value="0.8" calcext:value-type="float">
            <text:p>0.8</text:p>
          </table:table-cell>
          <table:table-cell table:formula="of:=[.B23]+[.C23]" office:value-type="float" office:value="0.0175266448334774" calcext:value-type="float">
            <text:p>0.01752664483347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$B$1]*([.A24]-[.B$2]))" office:value-type="float" office:value="-0.587785252292473" calcext:value-type="float">
            <text:p>-0.587785252292473</text:p>
          </table:table-cell>
          <table:table-cell table:formula="of:=-SIN(2*PI()*[.$B$1]*([.A24]-[.C$2]))" office:value-type="float" office:value="0.63742398974869" calcext:value-type="float">
            <text:p>0.63742398974869</text:p>
          </table:table-cell>
          <table:table-cell/>
          <table:table-cell table:formula="of:=[.A24]" office:value-type="float" office:value="0.9" calcext:value-type="float">
            <text:p>0.9</text:p>
          </table:table-cell>
          <table:table-cell table:formula="of:=[.B24]+[.C24]" office:value-type="float" office:value="0.0496387374562171" calcext:value-type="float">
            <text:p>0.049638737456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$B$1]*([.A25]-[.B$2]))" office:value-type="float" office:value="-2.44929359829471E-016" calcext:value-type="float">
            <text:p>-2.44929359829471E-16</text:p>
          </table:table-cell>
          <table:table-cell table:formula="of:=-SIN(2*PI()*[.$B$1]*([.A25]-[.C$2]))" office:value-type="float" office:value="0.0627905195293133" calcext:value-type="float">
            <text:p>0.062790519529313</text:p>
          </table:table-cell>
          <table:table-cell/>
          <table:table-cell table:formula="of:=[.A25]" office:value-type="float" office:value="1" calcext:value-type="float">
            <text:p>1</text:p>
          </table:table-cell>
          <table:table-cell table:formula="of:=[.B25]+[.C25]" office:value-type="float" office:value="0.062790519529313" calcext:value-type="float">
            <text:p>0.062790519529313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([.C41]-[.D40])*0.3" office:value-type="float" office:value="0" calcext:value-type="float">
            <text:p>0</text:p>
          </table:table-cell>
          <table:table-cell table:formula="of:=[.C41]-[.D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formula="of:=([.C42]-[.D41])*0.3" office:value-type="float" office:value="0" calcext:value-type="float">
            <text:p>0</text:p>
          </table:table-cell>
          <table:table-cell table:formula="of:=[.C42]-[.D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([.C43]-[.D42])*0.3" office:value-type="float" office:value="0" calcext:value-type="float">
            <text:p>0</text:p>
          </table:table-cell>
          <table:table-cell table:formula="of:=[.C43]-[.D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([.C44]-[.D43])*0.3" office:value-type="float" office:value="0" calcext:value-type="float">
            <text:p>0</text:p>
          </table:table-cell>
          <table:table-cell table:formula="of:=[.C44]-[.D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formula="of:=([.C45]-[.D44])*0.3" office:value-type="float" office:value="0" calcext:value-type="float">
            <text:p>0</text:p>
          </table:table-cell>
          <table:table-cell table:formula="of:=[.C45]-[.D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formula="of:=([.C46]-[.D45])*0.3" office:value-type="float" office:value="0" calcext:value-type="float">
            <text:p>0</text:p>
          </table:table-cell>
          <table:table-cell table:formula="of:=[.C46]-[.D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formula="of:=([.C47]-[.D46])*0.3" office:value-type="float" office:value="0" calcext:value-type="float">
            <text:p>0</text:p>
          </table:table-cell>
          <table:table-cell table:formula="of:=[.C47]-[.D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([.C48]-[.D47])*0.3" office:value-type="float" office:value="0" calcext:value-type="float">
            <text:p>0</text:p>
          </table:table-cell>
          <table:table-cell table:formula="of:=[.C48]-[.D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([.C49]-[.D48])*0.3" office:value-type="float" office:value="0" calcext:value-type="float">
            <text:p>0</text:p>
          </table:table-cell>
          <table:table-cell table:formula="of:=[.C49]-[.D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B50]*2" office:value-type="float" office:value="0.2" calcext:value-type="float">
            <text:p>0.2</text:p>
          </table:table-cell>
          <table:table-cell table:formula="of:=[.C48]" office:value-type="float" office:value="0" calcext:value-type="float">
            <text:p>0</text:p>
          </table:table-cell>
          <table:table-cell table:formula="of:=[.C50]-[.D50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B51]*2" office:value-type="float" office:value="0.4" calcext:value-type="float">
            <text:p>0.4</text:p>
          </table:table-cell>
          <table:table-cell table:formula="of:=[.C49]" office:value-type="float" office:value="0" calcext:value-type="float">
            <text:p>0</text:p>
          </table:table-cell>
          <table:table-cell table:formula="of:=[.C51]-[.D51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B52]*2" office:value-type="float" office:value="0.6" calcext:value-type="float">
            <text:p>0.6</text:p>
          </table:table-cell>
          <table:table-cell table:formula="of:=[.C50]" office:value-type="float" office:value="0.2" calcext:value-type="float">
            <text:p>0.2</text:p>
          </table:table-cell>
          <table:table-cell table:formula="of:=[.C52]-[.D52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53]*2" office:value-type="float" office:value="0.8" calcext:value-type="float">
            <text:p>0.8</text:p>
          </table:table-cell>
          <table:table-cell table:formula="of:=[.C51]" office:value-type="float" office:value="0.4" calcext:value-type="float">
            <text:p>0.4</text:p>
          </table:table-cell>
          <table:table-cell table:formula="of:=[.C53]-[.D53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54]*2" office:value-type="float" office:value="1" calcext:value-type="float">
            <text:p>1</text:p>
          </table:table-cell>
          <table:table-cell table:formula="of:=[.C52]" office:value-type="float" office:value="0.6" calcext:value-type="float">
            <text:p>0.6</text:p>
          </table:table-cell>
          <table:table-cell table:formula="of:=[.C54]-[.D54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3]" office:value-type="float" office:value="0.8" calcext:value-type="float">
            <text:p>0.8</text:p>
          </table:table-cell>
          <table:table-cell table:formula="of:=[.C55]-[.D55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1" calcext:value-type="float">
            <text:p>1</text:p>
          </table:table-cell>
          <table:table-cell table:formula="of:=[.C57]-[.D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1" calcext:value-type="float">
            <text:p>1</text:p>
          </table:table-cell>
          <table:table-cell table:formula="of:=[.C58]-[.D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" office:value-type="float" office:value="1" calcext:value-type="float">
            <text:p>1</text:p>
          </table:table-cell>
          <table:table-cell table:formula="of:=[.C57]" office:value-type="float" office:value="1" calcext:value-type="float">
            <text:p>1</text:p>
          </table:table-cell>
          <table:table-cell table:formula="of:=[.C59]-[.D59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1:56:01.436593188</meta:creation-date>
    <dc:date>2020-05-02T13:58:33.203593735</dc:date>
    <meta:editing-duration>PT9M23S</meta:editing-duration>
    <meta:editing-cycles>1</meta:editing-cycles>
    <meta:document-statistic meta:table-count="1" meta:cell-count="224" meta:object-count="1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37cm" svg:height="4.311cm" xlink:href=".." xlink:type="simple" chart:class="chart:scatter" chart:style-name="ch1">
        <chart:plot-area chart:style-name="ch2" table:cell-range-address="Sheet1.A4:Sheet1.B25" chart:data-source-has-labels="row" svg:x="0.107cm" svg:y="0.086cm" svg:width="5.156cm" svg:height="4.139cm">
          <chartooo:coordinate-region svg:x="0.253cm" svg:y="0.242cm" svg:width="4.916cm" svg:height="3.741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2.44929359829471E-016">
                <text:p>2.44929359829471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241cm" svg:height="2.79cm" xlink:href=".." xlink:type="simple" chart:class="chart:scatter" chart:style-name="ch1">
        <chart:plot-area chart:style-name="ch2" table:cell-range-address="Sheet1.B39:Sheet1.D59" svg:x="0.084cm" svg:y="0.055cm" svg:width="4.073cm" svg:height="2.68cm">
          <chartooo:coordinate-region svg:x="0.375cm" svg:y="0.254cm" svg:width="3.542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2" chart:maximum="2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48cm" svg:height="6.19cm" xlink:href=".." xlink:type="simple" chart:class="chart:scatter" chart:style-name="ch1">
        <chart:plot-area chart:style-name="ch2" table:cell-range-address="Sheet1.A5:Sheet1.C25" svg:x="0.08cm" svg:y="0.123cm" svg:width="3.888cm" svg:height="5.944cm">
          <chartooo:coordinate-region svg:x="0.226cm" svg:y="0.322cm" svg:width="3.648cm" svg:height="5.54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8" chart:values-cell-range-address="Sheet1.C5:Sheet1.C25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2.44929359829471E-016">
                <text:p>2.44929359829471E-016</text:p>
                <draw:g>
                  <svg:desc>Sheet1.B5:Sheet1.B25</svg:desc>
                </draw:g>
              </table:table-cell>
              <table:table-cell office:value-type="float" office:value="0.0627905195293128">
                <text:p>0.0627905195293128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0.0627905195293133">
                <text:p>0.0627905195293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2" chart:maximum="2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35cm" svg:height="5.659cm" xlink:href=".." xlink:type="simple" chart:class="chart:scatter" chart:style-name="ch1">
        <chart:plot-area chart:style-name="ch2" table:cell-range-address="Sheet1.E5:Sheet1.F25" svg:x="0.148cm" svg:y="0.113cm" svg:width="7.139cm" svg:height="5.433cm">
          <chartooo:coordinate-region svg:x="0.439cm" svg:y="0.312cm" svg:width="6.608cm" svg:height="5.035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.062790519529313">
                <text:p>0.062790519529313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051958457313477">
                <text:p>0.051958457313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0212800304069024">
                <text:p>0.0212800304069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0175266448334774">
                <text:p>-0.0175266448334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0496387374562166">
                <text:p>-0.0496387374562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0519584573134766">
                <text:p>-0.0519584573134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0212800304069022">
                <text:p>-0.0212800304069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0175266448334775">
                <text:p>0.0175266448334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0496387374562166">
                <text:p>0.0496387374562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0519584573134765">
                <text:p>0.0519584573134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0212800304069021">
                <text:p>0.0212800304069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0175266448334775">
                <text:p>-0.0175266448334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0496387374562167">
                <text:p>-0.0496387374562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0519584573134766">
                <text:p>-0.0519584573134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021280030406902">
                <text:p>-0.021280030406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0175266448334774">
                <text:p>0.0175266448334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0496387374562171">
                <text:p>0.0496387374562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62790519529313">
                <text:p>0.062790519529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C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